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o implement the RESTful API for PeopleWings project you need to know some things...</text:p>
      <text:p text:style-name="Standard"/>
      <text:p text:style-name="Standard">The project structure will be the following:</text:p>
      <text:list xml:id="list414711360" text:style-name="L2">
        <text:list-item>
          <text:p text:style-name="P1">Root</text:p>
          <text:list>
            <text:list-item>
              <text:p text:style-name="P1">manage.py</text:p>
            </text:list-item>
            <text:list-item>
              <text:p text:style-name="P1">Procfile</text:p>
            </text:list-item>
            <text:list-item>
              <text:p text:style-name="P1">README</text:p>
            </text:list-item>
            <text:list-item>
              <text:p text:style-name="P1">requirements.txt</text:p>
            </text:list-item>
            <text:list-item>
              <text:p text:style-name="P1">requirements</text:p>
              <text:list>
                <text:list-item>
                  <text:p text:style-name="P1">common.txt</text:p>
                </text:list-item>
                <text:list-item>
                  <text:p text:style-name="P1">dev.txt</text:p>
                </text:list-item>
                <text:list-item>
                  <text:p text:style-name="P1">prod.txt</text:p>
                </text:list-item>
                <text:list-item>
                  <text:p text:style-name="P1">test.txt</text:p>
                </text:list-item>
              </text:list>
            </text:list-item>
            <text:list-item>
              <text:p text:style-name="P1">peoplewings</text:p>
              <text:list>
                <text:list-item>
                  <text:p text:style-name="P1">urls.py</text:p>
                </text:list-item>
                <text:list-item>
                  <text:p text:style-name="P1">wsgi.py</text:p>
                </text:list-item>
                <text:list-item>
                  <text:p text:style-name="P1">api.py</text:p>
                </text:list-item>
                <text:list-item>
                  <text:p text:style-name="P1">global_vars.py</text:p>
                </text:list-item>
                <text:list-item>
                  <text:p text:style-name="P1">settings</text:p>
                  <text:list>
                    <text:list-item>
                      <text:p text:style-name="P1">common.py</text:p>
                    </text:list-item>
                    <text:list-item>
                      <text:p text:style-name="P1">dev.py</text:p>
                    </text:list-item>
                    <text:list-item>
                      <text:p text:style-name="P1">prod.py</text:p>
                    </text:list-item>
                    <text:list-item>
                      <text:p text:style-name="P1">test.py</text:p>
                    </text:list-item>
                  </text:list>
                </text:list-item>
                <text:list-item>
                  <text:p text:style-name="P1">libs</text:p>
                </text:list-item>
                <text:list-item>
                  <text:p text:style-name="P1">apps</text:p>
                  <text:list>
                    <text:list-item>
                      <text:p text:style-name="P1">people</text:p>
                      <text:list>
                        <text:list-item>
                          <text:p text:style-name="P1">api.py</text:p>
                        </text:list-item>
                        <text:list-item>
                          <text:p text:style-name="P1">models.py</text:p>
                        </text:list-item>
                        <text:list-item>
                          <text:p text:style-name="P1">signals.py</text:p>
                        </text:list-item>
                        <text:list-item>
                          <text:p text:style-name="P1">tests.py</text:p>
                        </text:list-item>
                      </text:list>
                    </text:list-item>
                    <text:list-item>
                      <text:p text:style-name="P1">location</text:p>
                      <text:list>
                        <text:list-item>
                          <text:p text:style-name="P1">..</text:p>
                        </text:list-item>
                        <text:list-item>
                          <text:p text:style-name="P1">.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nd so on... </text:p>
      <text:p text:style-name="Standard"/>
      <text:p text:style-name="Standard">The way of organizing the api is the following...</text:p>
      <text:p text:style-name="Standard">in peoplewings/urls.py you have to define a new url as:</text:p>
      <text:p text:style-name="Standard"/>
      <text:p text:style-name="P4">urlpatterns = patterns('',</text:p>
      <text:p text:style-name="P2"><text:tab/>url('^api/', include('api')),</text:p>
      <text:p text:style-name="P2">)</text:p>
      <text:p text:style-name="P2"/>
      <text:p text:style-name="P3"/>
      <text:p text:style-name="P3"><text:soft-page-break/>And then, in peoplewings/api.py you should declare your API like this:</text:p>
      <text:p text:style-name="P3"/>
      <text:p text:style-name="P2">from django.conf.urls.defaults import *</text:p>
      <text:p text:style-name="P2">from people.api import UserResource</text:p>
      <text:p text:style-name="P2"></text:p>
      <text:p text:style-name="P2">user_resource = UserResource()</text:p>
      <text:p text:style-name="P2"></text:p>
      <text:p text:style-name="P2">urlpatterns = patterns('',</text:p>
      <text:p text:style-name="P2"><text:s text:c="4"/>(r'^user/', include(user_resource.urls)),</text:p>
      <text:p text:style-name="P3"><text:span text:style-name="T1">)</text:span> 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33d4n </meta:initial-creator>
    <meta:creation-date>2012-09-21T11:28:36</meta:creation-date>
    <meta:document-statistic meta:table-count="0" meta:image-count="0" meta:object-count="0" meta:page-count="2" meta:paragraph-count="47" meta:word-count="137" meta:character-count="816" meta:non-whitespace-character-count="739"/>
    <dc:date>2012-09-21T12:04:52</dc:date>
    <dc:creator>fr33d4n </dc:creator>
    <meta:editing-duration>PT21M5S</meta:editing-duration>
    <meta:editing-cycles>1</meta:editing-cycles>
    <meta:generator>LibreOffice/3.4$Unix LibreOffice_project/340m1$Build-402</meta:generator>
  </office:meta>
</office:document-meta>
</file>